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3d54" officeooo:paragraph-rsid="001e3d54"/>
    </style:style>
    <style:style style:name="P2" style:family="paragraph" style:parent-style-name="Standard" style:list-style-name="L1">
      <style:text-properties officeooo:rsid="001e3d54" officeooo:paragraph-rsid="001e3d54"/>
    </style:style>
    <style:style style:name="P3" style:family="paragraph" style:parent-style-name="Standard">
      <style:text-properties style:text-position="0% 100%" fo:font-weight="bold" officeooo:rsid="001e3d54" officeooo:paragraph-rsid="001e3d54" style:font-weight-asian="bold" style:font-weight-complex="bold"/>
    </style:style>
    <style:style style:name="P4" style:family="paragraph" style:parent-style-name="Standard">
      <style:text-properties fo:font-weight="bold" officeooo:rsid="001e3d54" officeooo:paragraph-rsid="001e3d54" style:font-weight-asian="bold" style:font-weight-complex="bold"/>
    </style:style>
    <style:style style:name="P5" style:family="paragraph" style:parent-style-name="Standard" style:list-style-name="L1">
      <style:text-properties officeooo:rsid="001feaaf" officeooo:paragraph-rsid="001feaaf"/>
    </style:style>
    <style:style style:name="P6" style:family="paragraph" style:parent-style-name="Standard">
      <style:text-properties officeooo:rsid="001feaaf" officeooo:paragraph-rsid="001feaaf"/>
    </style:style>
    <style:style style:name="P7" style:family="paragraph" style:parent-style-name="Standard" style:list-style-name="L1">
      <style:text-properties officeooo:rsid="0021ac99" officeooo:paragraph-rsid="0021ac99"/>
    </style:style>
    <style:style style:name="P8" style:family="paragraph" style:parent-style-name="Standard" style:list-style-name="L1">
      <style:text-properties officeooo:rsid="00225db1" officeooo:paragraph-rsid="00225db1"/>
    </style:style>
    <style:style style:name="P9" style:family="paragraph" style:parent-style-name="Standard">
      <style:text-properties officeooo:rsid="00225db1" officeooo:paragraph-rsid="00225db1"/>
    </style:style>
    <style:style style:name="P10" style:family="paragraph" style:parent-style-name="Standard">
      <style:text-properties fo:font-size="14pt" fo:font-weight="bold" officeooo:rsid="001e3d54" officeooo:paragraph-rsid="001e3d54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238902" officeooo:paragraph-rsid="00238902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2pt" fo:font-weight="bold" officeooo:rsid="00238902" officeooo:paragraph-rsid="00238902" style:font-size-asian="10.5pt" style:font-weight-asian="bold" style:font-size-complex="12pt" style:font-weight-complex="bold"/>
    </style:style>
    <style:style style:name="P13" style:family="paragraph" style:parent-style-name="Standard" style:list-style-name="L3">
      <style:text-properties fo:font-size="12pt" fo:font-weight="bold" officeooo:rsid="00238902" officeooo:paragraph-rsid="00238902" style:font-size-asian="10.5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normal" officeooo:rsid="00238902" officeooo:paragraph-rsid="00238902" style:font-size-asian="10.5pt" style:font-weight-asian="normal" style:font-size-complex="12pt" style:font-weight-complex="normal"/>
    </style:style>
    <style:style style:name="P15" style:family="paragraph" style:parent-style-name="Standard" style:list-style-name="L3">
      <style:text-properties fo:font-size="12pt" fo:font-weight="normal" officeooo:rsid="00238902" officeooo:paragraph-rsid="00238902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ython data type:</text:p>
      <text:p text:style-name="P1"/>
      <text:p text:style-name="P3">Declaration Data Type</text:p>
      <text:p text:style-name="P3"/>
      <text:list xml:id="list7963177548734223664" text:style-name="L1">
        <text:list-item>
          <text:p text:style-name="P2">String</text:p>
        </text:list-item>
      </text:list>
      <text:p text:style-name="P1"><text:tab/></text:p>
      <text:p text:style-name="P1"><text:tab/>' <text:s text:c="4"/>' <text:s/></text:p>
      <text:p text:style-name="P1"><text:tab/>” <text:s text:c="3"/>“</text:p>
      <text:p text:style-name="P1"><text:tab/>''' <text:s text:c="3"/>'''</text:p>
      <text:list xml:id="list123616940562410" text:continue-numbering="true" text:style-name="L1">
        <text:list-item>
          <text:p text:style-name="P2">numeric</text:p>
        </text:list-item>
      </text:list>
      <text:p text:style-name="P1"><text:tab/></text:p>
      <text:p text:style-name="P4"/>
      <text:p text:style-name="P4">Container Data Type</text:p>
      <text:p text:style-name="P4"/>
      <text:list xml:id="list123615918759996" text:continue-numbering="true" text:style-name="L1">
        <text:list-item>
          <text:p text:style-name="P2">list -&gt; <text:s/>[] # Editable</text:p>
          <text:list>
            <text:list-item>
              <text:p text:style-name="P7">list[start position : end position] -&gt; multiple value</text:p>
            </text:list-item>
            <text:list-item>
              <text:p text:style-name="P8">list[- index] -&gt; reverse start</text:p>
            </text:list-item>
          </text:list>
        </text:list-item>
      </text:list>
      <text:p text:style-name="P9"/>
      <text:list xml:id="list123615503299266" text:continue-numbering="true" text:style-name="L1">
        <text:list-item>
          <text:p text:style-name="P2">tuple -&gt; () # Readonly</text:p>
          <text:p text:style-name="P2"/>
        </text:list-item>
        <text:list-item>
          <text:p text:style-name="P2">dict -&gt; {}</text:p>
          <text:list>
            <text:list-item>
              <text:p text:style-name="P5">dict.keys() # return keys only</text:p>
            </text:list-item>
            <text:list-item>
              <text:p text:style-name="P5">dict.values() # return values only</text:p>
            </text:list-item>
          </text:list>
        </text:list-item>
      </text:list>
      <text:p text:style-name="P6"/>
      <text:p text:style-name="P11">Variable Declaration:</text:p>
      <text:p text:style-name="P11"/>
      <text:p text:style-name="P14">_ name -&gt; Private Variable</text:p>
      <text:p text:style-name="P14">__ name __ -&gt; python default variable</text:p>
      <text:p text:style-name="P14"/>
      <text:p text:style-name="P14"/>
      <text:p text:style-name="P12">Condition:</text:p>
      <text:list xml:id="list4025554428363487613" text:style-name="L3">
        <text:list-item>
          <text:p text:style-name="P13"><text:span text:style-name="T1">if</text:span></text:p>
        </text:list-item>
        <text:list-item>
          <text:p text:style-name="P15">elif</text:p>
        </text:list-item>
        <text:list-item>
          <text:p text:style-name="P15">els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2:07:56.359947865</meta:creation-date>
    <dc:date>2017-03-18T12:36:14.888858986</dc:date>
    <meta:editing-duration>PT12M58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25" meta:word-count="84" meta:character-count="418" meta:non-whitespace-character-count="351"/>
  </office:meta>
</office:document-meta>
</file>